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1000000D8CF6AE3CD30318C61.png" manifest:media-type="image/png"/>
  <manifest:file-entry manifest:full-path="Pictures/100000000000054500000254C71ADCA90C85D999.png" manifest:media-type="image/png"/>
  <manifest:file-entry manifest:full-path="Pictures/10000001000004470000023E87D8179B62F9794E.png" manifest:media-type="image/png"/>
  <manifest:file-entry manifest:full-path="Pictures/100000010000040C0000032A27CD7F04212CD140.png" manifest:media-type="image/png"/>
  <manifest:file-entry manifest:full-path="Pictures/100000010000048E000000E7F7F8E905DE164020.png" manifest:media-type="image/png"/>
  <manifest:file-entry manifest:full-path="Pictures/100000010000044F00000165CC1F57E2D196DD24.png" manifest:media-type="image/png"/>
  <manifest:file-entry manifest:full-path="Pictures/10000001000004A6000001B9857343CAD158C174.png" manifest:media-type="image/png"/>
  <manifest:file-entry manifest:full-path="Pictures/10000001000004C7000001A2F462B0B9A91B18D0.png" manifest:media-type="image/png"/>
  <manifest:file-entry manifest:full-path="Pictures/100000010000039E000001AF6E1F83C284C2CBAF.png" manifest:media-type="image/png"/>
  <manifest:file-entry manifest:full-path="Pictures/100000000000029500000061B39B9BF80287B38A.png" manifest:media-type="image/png"/>
  <manifest:file-entry manifest:full-path="Pictures/100000010000042D0000020455B91D473F41D982.png" manifest:media-type="image/png"/>
  <manifest:file-entry manifest:full-path="Pictures/100000010000048A0000020E0B4F32C33E47412B.png" manifest:media-type="image/png"/>
  <manifest:file-entry manifest:full-path="Pictures/10000001000001FA00000235BCC2FA90A1E7F28F.png" manifest:media-type="image/png"/>
  <manifest:file-entry manifest:full-path="Pictures/100000010000047D000000F1BDA05294A7EE19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loext:graphic-properties draw:fill="none" draw:fill-color="#ffffff"/>
      <style:text-properties fo:color="#ffffff" loext:opacity="100%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485cm" svg:height="2.565cm" svg:x="5.015cm" svg:y="0.435cm">
          <draw:image xlink:href="Pictures/100000000000029500000061B39B9BF80287B38A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12.369cm" svg:x="0cm" svg:y="3.131cm">
          <draw:image xlink:href="Pictures/100000000000054500000254C71ADCA90C85D999.png" xlink:type="simple" xlink:show="embed" xlink:actuate="onLoad" draw:mime-type="image/png">
            <text:p/>
          </draw:image>
        </draw:frame>
        <draw:frame draw:style-name="gr2" draw:text-style-name="P3" draw:layer="layout" svg:width="5cm" svg:height="2.384cm" svg:x="22.999cm" svg:y="13.616cm">
          <draw:text-box>
            <text:p text:style-name="P2"><text:span text:style-name="T1">David Brasero</text:span></text:p>
            <text:p text:style-name="P2"><text:span text:style-name="T1">Rafael Har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5" draw:layer="layout" svg:width="8.5cm" svg:height="2.629cm" svg:x="10cm" svg:y="-0.029cm" presentation:class="title" presentation:user-transformed="true">
          <draw:text-box>
            <text:p><text:span text:style-name="T2">MongoDB</text:span></text:p>
          </draw:text-box>
        </draw:frame>
        <draw:frame draw:style-name="gr4" draw:text-style-name="P1" draw:layer="layout" svg:width="17.2cm" svg:height="9.1cm" svg:x="1cm" svg:y="2.6cm">
          <draw:image xlink:href="Pictures/10000001000004470000023E87D8179B62F9794E.png" xlink:type="simple" xlink:show="embed" xlink:actuate="onLoad" draw:mime-type="image/png">
            <text:p/>
          </draw:image>
        </draw:frame>
        <draw:frame draw:style-name="gr4" draw:text-style-name="P1" draw:layer="layout" svg:width="8.424cm" svg:height="9.406cm" svg:x="18.576cm" svg:y="2.5cm">
          <draw:image xlink:href="Pictures/10000001000001FA00000235BCC2FA90A1E7F2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5" draw:layer="layout" svg:width="8.5cm" svg:height="2.629cm" svg:x="10cm" svg:y="-0.829cm" presentation:class="title" presentation:user-transformed="true">
          <draw:text-box>
            <text:p><text:span text:style-name="T2">MongoDB</text:span></text:p>
          </draw:text-box>
        </draw:frame>
        <draw:frame draw:style-name="gr4" draw:text-style-name="P1" draw:layer="layout" svg:width="14.404cm" svg:height="6.952cm" svg:x="7.096cm" svg:y="1.048cm">
          <draw:image xlink:href="Pictures/100000010000042D0000020455B91D473F41D982.png" xlink:type="simple" xlink:show="embed" xlink:actuate="onLoad" draw:mime-type="image/png">
            <text:p/>
          </draw:image>
        </draw:frame>
        <draw:frame draw:style-name="gr4" draw:text-style-name="P1" draw:layer="layout" svg:width="21.512cm" svg:height="7.352cm" svg:x="3.488cm" svg:y="8cm">
          <draw:image xlink:href="Pictures/10000001000004C7000001A2F462B0B9A91B18D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5" draw:layer="layout" svg:width="8.5cm" svg:height="2.629cm" svg:x="10cm" svg:y="-0.529cm" presentation:class="title" presentation:user-transformed="true">
          <draw:text-box>
            <text:p><text:span text:style-name="T2">Ficheros TXT</text:span></text:p>
          </draw:text-box>
        </draw:frame>
        <draw:frame draw:style-name="gr4" draw:text-style-name="P1" draw:layer="layout" svg:width="16.084cm" svg:height="12.575cm" svg:x="0.5cm" svg:y="1.425cm">
          <draw:image xlink:href="Pictures/100000010000040C0000032A27CD7F04212CD140.png" xlink:type="simple" xlink:show="embed" xlink:actuate="onLoad" draw:mime-type="image/png">
            <text:p/>
          </draw:image>
        </draw:frame>
        <draw:frame draw:style-name="gr4" draw:text-style-name="P1" draw:layer="layout" svg:width="15.512cm" svg:height="5.02cm" svg:x="11.988cm" svg:y="8cm">
          <draw:image xlink:href="Pictures/100000010000044F00000165CC1F57E2D196DD2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5" draw:layer="layout" svg:width="8.5cm" svg:height="2.629cm" svg:x="10cm" svg:y="-0.529cm" presentation:class="title" presentation:user-transformed="true">
          <draw:text-box>
            <text:p><text:span text:style-name="T2">Ficheros XML</text:span></text:p>
          </draw:text-box>
        </draw:frame>
        <draw:frame draw:style-name="gr4" draw:text-style-name="P1" draw:layer="layout" svg:width="14.831cm" svg:height="6.903cm" svg:x="0.5cm" svg:y="1.097cm">
          <draw:image xlink:href="Pictures/100000010000039E000001AF6E1F83C284C2CBAF.png" xlink:type="simple" xlink:show="embed" xlink:actuate="onLoad" draw:mime-type="image/png">
            <text:p/>
          </draw:image>
        </draw:frame>
        <draw:frame draw:style-name="gr4" draw:text-style-name="P1" draw:layer="layout" svg:width="15.512cm" svg:height="7.021cm" svg:x="11.988cm" svg:y="8.2cm">
          <draw:image xlink:href="Pictures/100000010000048A0000020E0B4F32C33E47412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5" draw:layer="layout" svg:width="8.5cm" svg:height="2.629cm" svg:x="10cm" svg:y="-0.529cm" presentation:class="title" presentation:user-transformed="true">
          <draw:text-box>
            <text:p><text:span text:style-name="T2">SpingBoot</text:span></text:p>
          </draw:text-box>
        </draw:frame>
        <draw:frame draw:style-name="gr4" draw:text-style-name="P1" draw:layer="layout" svg:width="20.916cm" svg:height="7.75cm" svg:x="0.5cm" svg:y="1.5cm">
          <draw:image xlink:href="Pictures/10000001000004A6000001B9857343CAD158C174.png" xlink:type="simple" xlink:show="embed" xlink:actuate="onLoad" draw:mime-type="image/png">
            <text:p/>
          </draw:image>
        </draw:frame>
        <draw:frame draw:style-name="gr4" draw:text-style-name="P1" draw:layer="layout" svg:width="21.499cm" svg:height="4.508cm" svg:x="6cm" svg:y="10cm">
          <draw:image xlink:href="Pictures/100000010000047D000000F1BDA05294A7EE19C9.png" xlink:type="simple" xlink:show="embed" xlink:actuate="onLoad" draw:mime-type="image/png">
            <text:p/>
          </draw:image>
        </draw:frame>
        <draw:line draw:style-name="gr5" draw:text-style-name="P6" draw:layer="layout" svg:x1="18.5cm" svg:y1="13cm" svg:x2="14.5cm" svg:y2="12.5cm">
          <text:p/>
        </draw:lin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5" draw:layer="layout" svg:width="8.5cm" svg:height="2.629cm" svg:x="10cm" svg:y="-0.529cm" presentation:class="title" presentation:user-transformed="true">
          <draw:text-box>
            <text:p><text:span text:style-name="T2">SpingBoot</text:span></text:p>
          </draw:text-box>
        </draw:frame>
        <draw:frame draw:style-name="gr4" draw:text-style-name="P1" draw:layer="layout" svg:width="19.361cm" svg:height="3.835cm" svg:x="0.639cm" svg:y="2.5cm">
          <draw:image xlink:href="Pictures/100000010000048E000000E7F7F8E905DE164020.png" xlink:type="simple" xlink:show="embed" xlink:actuate="onLoad" draw:mime-type="image/png">
            <text:p/>
          </draw:image>
        </draw:frame>
        <draw:line draw:style-name="gr5" draw:text-style-name="P6" draw:layer="layout" svg:x1="12cm" svg:y1="5.5cm" svg:x2="8cm" svg:y2="5.5cm">
          <text:p/>
        </draw:line>
        <draw:frame draw:style-name="gr4" draw:text-style-name="P1" draw:layer="layout" svg:width="23.903cm" svg:height="4.415cm" svg:x="2.597cm" svg:y="9.767cm">
          <draw:image xlink:href="Pictures/1000000100000491000000D8CF6AE3CD30318C61.png" xlink:type="simple" xlink:show="embed" xlink:actuate="onLoad" draw:mime-type="image/png">
            <text:p/>
          </draw:image>
        </draw:frame>
        <draw:line draw:style-name="gr5" draw:text-style-name="P6" draw:layer="layout" svg:x1="12.001cm" svg:y1="5.5cm" svg:x2="8.001cm" svg:y2="5.5cm">
          <text:p/>
        </draw:lin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5T09:48:03.928051682</meta:creation-date>
    <dc:date>2025-02-25T10:07:20.695494002</dc:date>
    <meta:editing-duration>PT8M56S</meta:editing-duration>
    <meta:editing-cycles>3</meta:editing-cycles>
    <meta:generator>LibreOffice/7.3.7.2$Linux_X86_64 LibreOffice_project/30$Build-2</meta:generator>
    <meta:document-statistic meta:object-count="59"/>
  </office:meta>
</office:document-meta>
</file>